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1. Датa создания таблицы AdventureWorks2017.Person.Person<text:s/></text:p>
      <text:p text:style-name="P2">:10/27/2017 2:33 PM<text:s/></text:p>
      <text:p text:style-name="Normal"><text:s/></text:p>
      <text:p text:style-name="Normal">2.Cколько места в байтах занимает таблица AdventureWorksDW2017.dbo.DimPromotion:<text:s/><text:span text:style-name="T3"><text:s/>0.0008 MB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akov Bobrov</meta:initial-creator>
    <dc:creator>Iakov Bobrov</dc:creator>
    <meta:creation-date>2021-08-14T19:30:00Z</meta:creation-date>
    <dc:date>2021-08-14T19:32:00Z</dc:date>
    <meta:template xlink:href="Normal.dotm" xlink:type="simple"/>
    <meta:editing-cycles>1</meta:editing-cycles>
    <meta:editing-duration>PT120S</meta:editing-duration>
    <meta:document-statistic meta:page-count="1" meta:paragraph-count="1" meta:word-count="25" meta:character-count="173" meta:row-count="1" meta:non-whitespace-character-count="149"/>
  </office:meta>
</office:document-meta>
</file>